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429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e00"/>
    </style:style>
    <style:style style:name="ce6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ff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d320" style:text-align-source="fix" style:repeat-content="false" fo:border-left="0.0008in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d320" fo:border-left="0.0008in solid #000000" fo:border-right="none" fo:border-top="none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ackground-color="#33cc66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none" fo:border-left="0.0008in solid #000000" fo:border-right="0.0008in solid #000000" fo:border-top="none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>
      <style:table-cell-properties fo:border="0.0008in solid #000000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order-bottom="none" fo:background-color="#00ae00" fo:border-left="0.0008in solid #000000" fo:border-right="0.0008in solid #000000" fo:border-top="0.0008in solid #000000"/>
      <style:text-properties fo:color="#ffffff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0.0008in solid #000000"/>
      <style:paragraph-properties fo:text-align="justify" fo:margin-left="0in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justify" fo:margin-left="0in"/>
    </style:style>
    <style:style style:name="ce30" style:family="table-cell" style:parent-style-name="Default">
      <style:table-cell-properties fo:border-bottom="none" fo:border-left="none" fo:border-right="0.0008in solid #000000" fo:border-top="0.0008in solid #000000"/>
    </style:style>
    <style:style style:name="ce31" style:family="table-cell" style:parent-style-name="Default">
      <style:table-cell-properties fo:border-bottom="none" fo:background-color="#ff0000" fo:border-left="none" fo:border-right="0.0008in solid #000000" fo:border-top="none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34" style:family="table-cell" style:parent-style-name="Default">
      <style:table-cell-properties fo:border-bottom="none" fo:background-color="#cccc00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ff66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/>
    </style:style>
    <style:style style:name="ce37" style:family="table-cell" style:parent-style-name="Default">
      <style:table-cell-properties fo:border-bottom="none" style:text-align-source="value-type" style:repeat-content="false" fo:border-left="none" fo:border-right="0.0008in solid #000000" fo:border-top="0.0008in solid #000000"/>
      <style:paragraph-properties fo:margin-left="0in"/>
    </style:style>
    <style:style style:name="ce38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ff00" fo:border-left="0.0008in solid #000000" fo:border-right="none" fo:border-top="none"/>
    </style:style>
    <style:style style:name="ce40" style:family="table-cell" style:parent-style-name="Default">
      <style:table-cell-properties fo:border-bottom="0.0008in solid #000000" fo:border-left="0.0008in solid #000000" fo:border-right="none" fo:border-top="none"/>
    </style:style>
    <style:style style:name="ce41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42" style:family="table-cell" style:parent-style-name="Default">
      <style:table-cell-properties fo:border-bottom="none" fo:border-left="none" fo:border-right="0.0008in solid #000000" fo:border-top="none"/>
    </style:style>
    <style:style style:name="ce43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0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table:number-columns-spanned="4" table:number-rows-spanned="1">
            <text:p>RS232_FULL</text:p>
          </table:table-cell>
          <table:covered-table-cell table:style-name="ce23"/>
          <table:covered-table-cell table:style-name="ce26"/>
          <table:covered-table-cell table:style-name="ce29"/>
          <table:table-cell table:style-name="ce34" office:value-type="string" table:number-columns-spanned="4" table:number-rows-spanned="1">
            <text:p>RS232_GPIO</text:p>
          </table:table-cell>
          <table:covered-table-cell table:number-columns-repeated="3" table:style-name="ce37"/>
          <table:table-cell table:style-name="ce38" office:value-type="string" table:number-columns-spanned="2" table:number-rows-spanned="1">
            <text:p>RS485</text:p>
          </table:table-cell>
          <table:covered-table-cell table:style-name="ce30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TCP</text:p>
          </table:table-cell>
          <table:covered-table-cell table:style-name="Default"/>
          <table:table-cell table:style-name="ce27" office:value-type="string" table:number-columns-spanned="2" table:number-rows-spanned="1">
            <text:p>UDP</text:p>
          </table:table-cell>
          <table:covered-table-cell table:style-name="ce30"/>
          <table:table-cell table:style-name="ce7" office:value-type="string" table:number-columns-spanned="2" table:number-rows-spanned="1">
            <text:p>TCP</text:p>
          </table:table-cell>
          <table:covered-table-cell/>
          <table:table-cell table:style-name="ce27" office:value-type="string" table:number-columns-spanned="2" table:number-rows-spanned="1">
            <text:p>UDP</text:p>
          </table:table-cell>
          <table:covered-table-cell table:style-name="ce30"/>
          <table:table-cell table:style-name="ce38"/>
          <table:table-cell table:style-name="ce30"/>
        </table:table-row>
        <table:table-row table:style-name="ro1">
          <table:table-cell table:number-columns-repeated="2"/>
          <table:table-cell table:style-name="ce2" office:value-type="string">
            <text:p>Serial to Ethernet</text:p>
          </table:table-cell>
          <table:table-cell table:style-name="ce2" office:value-type="string">
            <text:p>Ethernet to Serial</text:p>
          </table:table-cell>
          <table:table-cell table:style-name="ce2" office:value-type="string">
            <text:p>Serial to Ethernet</text:p>
          </table:table-cell>
          <table:table-cell table:style-name="ce2" office:value-type="string">
            <text:p>Ethernet to Serial</text:p>
          </table:table-cell>
          <table:table-cell table:style-name="ce2" office:value-type="string">
            <text:p>Serial to Ethernet</text:p>
          </table:table-cell>
          <table:table-cell table:style-name="ce2" office:value-type="string">
            <text:p>Ethernet to Serial</text:p>
          </table:table-cell>
          <table:table-cell table:style-name="ce2" office:value-type="string">
            <text:p>Serial to Ethernet</text:p>
          </table:table-cell>
          <table:table-cell table:style-name="ce2" office:value-type="string">
            <text:p>Ethernet to Serial</text:p>
          </table:table-cell>
          <table:table-cell table:style-name="ce39" office:value-type="string">
            <text:p>TCP</text:p>
          </table:table-cell>
          <table:table-cell table:style-name="ce41" office:value-type="string">
            <text:p>UDP</text:p>
          </table:table-cell>
        </table:table-row>
        <table:table-row table:style-name="ro1">
          <table:table-cell/>
          <table:table-cell table:style-name="ce1" office:value-type="string">
            <text:p>Baud rate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1"/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3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Data bits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Parity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Stop Bits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Software Flow Control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28" office:value-type="string" table:number-columns-spanned="2" table:number-rows-spanned="1">
            <text:p>OK</text:p>
          </table:table-cell>
          <table:covered-table-cell table:style-name="ce32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Hardware Flow Control</text:p>
          </table:table-cell>
          <table:table-cell table:style-name="ce9" office:value-type="string" table:number-columns-spanned="2" table:number-rows-spanned="1">
            <text:p>no</text:p>
          </table:table-cell>
          <table:covered-table-cell table:style-name="ce15"/>
          <table:table-cell table:style-name="ce28" office:value-type="string" table:number-columns-spanned="2" table:number-rows-spanned="1">
            <text:p>- -</text:p>
          </table:table-cell>
          <table:covered-table-cell table:style-name="ce33"/>
          <table:table-cell table:style-name="ce35" office:value-type="string" table:number-columns-spanned="2" table:number-rows-spanned="1">
            <text:p>-</text:p>
          </table:table-cell>
          <table:covered-table-cell table:style-name="ce15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No of Connections</text:p>
          </table:table-cell>
          <table:table-cell table:style-name="ce10" office:value-type="string" table:number-columns-spanned="2" table:number-rows-spanned="1">
            <office:annotation draw:style-name="gr1" draw:text-style-name="P2" svg:width="1.139in" svg:height="1.3232in" svg:x="5.6579in" svg:y="1.2181in" draw:caption-point-x="-5.6579in" draw:caption-point-y="-1.2181in">
              <dc:creator>Mr</dc:creator>
              <dc:date>2008-06-27T00:00:00</dc:date>
              <text:p text:style-name="P1"><text:span text:style-name="T1">When set 0 accepts only 1 connection</text:span></text:p>
              <text:p text:style-name="P2"><text:span text:style-name="T1"/></text:p>
              <text:p text:style-name="P1"><text:span text:style-name="T1">when set 4 accepts 5 connections</text:span></text:p>
              <text:p text:style-name="P2"><text:span text:style-name="T1"/></text:p>
            </office:annotation>
            <text:p>bug</text:p>
          </table:table-cell>
          <table:covered-table-cell table:style-name="ce13" office:value-type="string">
            <text:p>bug</text:p>
          </table:covered-table-cell>
          <table:table-cell table:style-name="ce28" office:value-type="string" table:number-columns-spanned="2" table:number-rows-spanned="1">
            <text:p>-</text:p>
          </table:table-cell>
          <table:covered-table-cell table:style-name="ce33" office:value-type="string">
            <text:p>-</text:p>
          </table:covered-table-cell>
          <table:table-cell table:style-name="ce36" office:value-type="string" table:number-columns-spanned="2" table:number-rows-spanned="1">
            <office:annotation draw:style-name="gr1" draw:text-style-name="P2" svg:width="1.139in" svg:height="1.3232in" svg:x="9.8555in" svg:y="1.2177in" draw:caption-point-x="-9.8555in" draw:caption-point-y="-1.2177in">
              <dc:creator>Mr</dc:creator>
              <dc:date>2008-06-27T00:00:00</dc:date>
              <text:p text:style-name="P1"><text:span text:style-name="T1">When set 0 accepts only 1 connection</text:span></text:p>
              <text:p text:style-name="P2"><text:span text:style-name="T1"/></text:p>
              <text:p text:style-name="P1"><text:span text:style-name="T1">when set 4 accepts 5 connections</text:span></text:p>
              <text:p text:style-name="P2"><text:span text:style-name="T1"/></text:p>
            </office:annotation>
            <text:p>bug</text:p>
          </table:table-cell>
          <table:covered-table-cell table:style-name="ce13" office:value-type="string">
            <text:p>bug</text:p>
          </table:covered-table-cell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Local Port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3"/>
          <table:table-cell table:style-name="ce17" office:value-type="string">
            <text:p>no</text:p>
          </table:table-cell>
          <table:table-cell table:style-name="ce33" office:value-type="string">
            <text:p>OK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3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Connect ON</text:p>
          </table:table-cell>
          <table:table-cell table:style-name="ce9" office:value-type="string" table:number-columns-spanned="2" table:number-rows-spanned="1">
            <text:p>no</text:p>
          </table:table-cell>
          <table:covered-table-cell table:style-name="ce15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35" office:value-type="string" table:number-columns-spanned="2" table:number-rows-spanned="1">
            <text:p>-</text:p>
          </table:table-cell>
          <table:covered-table-cell table:style-name="ce15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Remote Access</text:p>
          </table:table-cell>
          <table:table-cell table:style-name="ce11" office:value-type="string">
            <office:annotation draw:style-name="gr1" draw:text-style-name="P2" svg:width="1.139in" svg:height="0.7012in" svg:x="4.4591in" svg:y="1.7591in" draw:caption-point-x="-4.4591in" draw:caption-point-y="-1.7591in">
              <dc:creator>Mr</dc:creator>
              <dc:date>2008-06-27T00:00:00</dc:date>
              <text:p text:style-name="P1"><text:span text:style-name="T1">If cannot connect complains on and on that It cannot connect</text:span></text:p>
            </office:annotation>
            <text:p>bug</text:p>
          </table:table-cell>
          <table:table-cell table:number-columns-repeated="2"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1" office:value-type="string">
            <office:annotation draw:style-name="gr1" draw:text-style-name="P2" svg:width="1.139in" svg:height="0.7012in" svg:x="8.9665in" svg:y="1.7587in" draw:caption-point-x="-8.9665in" draw:caption-point-y="-1.7587in">
              <dc:creator>Mr</dc:creator>
              <dc:date>2008-06-27T00:00:00</dc:date>
              <text:p text:style-name="P1"><text:span text:style-name="T1">If cannot connect complains on and on that It cannot connect</text:span></text:p>
            </office:annotation>
            <text:p>bug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Remote IP Addr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3"/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3"/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Remote Port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8" office:value-type="string" table:number-columns-spanned="2" table:number-rows-spanned="1">
            <text:p>OK</text:p>
          </table:table-cell>
          <table:covered-table-cell table:style-name="ce15"/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Retry Timer</text:p>
          </table:table-cell>
          <table:table-cell table:style-name="ce9" office:value-type="string" table:number-columns-spanned="2" table:number-rows-spanned="1">
            <text:p>no</text:p>
          </table:table-cell>
          <table:covered-table-cell table:style-name="ce16"/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9" office:value-type="string" table:number-columns-spanned="2" table:number-rows-spanned="1">
            <text:p>no</text:p>
          </table:table-cell>
          <table:covered-table-cell table:style-name="ce16"/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Remote Connect on</text:p>
          </table:table-cell>
          <table:table-cell table:style-name="ce9" office:value-type="string" table:number-columns-spanned="2" table:number-rows-spanned="1">
            <text:p>no</text:p>
          </table:table-cell>
          <table:covered-table-cell table:style-name="ce17"/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35" office:value-type="string" table:number-columns-spanned="2" table:number-rows-spanned="1">
            <text:p>-</text:p>
          </table:table-cell>
          <table:covered-table-cell table:style-name="ce17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End Char</text:p>
          </table:table-cell>
          <table:table-cell table:style-name="ce12" office:value-type="string">
            <text:p>OK</text:p>
          </table:table-cell>
          <table:table-cell table:number-columns-repeated="2" table:style-name="ce18" office:value-type="string">
            <text:p>OK</text:p>
          </table:table-cell>
          <table:table-cell table:style-name="ce33" office:value-type="string">
            <text:p>-</text:p>
          </table:table-cell>
          <table:table-cell table:style-name="ce12" office:value-type="string">
            <text:p>OK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Fwd End Char</text:p>
          </table:table-cell>
          <table:table-cell table:style-name="ce12" office:value-type="string">
            <text:p>OK</text:p>
          </table:table-cell>
          <table:table-cell table:number-columns-repeated="2" table:style-name="ce18" office:value-type="string">
            <text:p>OK</text:p>
          </table:table-cell>
          <table:table-cell table:style-name="ce33" office:value-type="string">
            <text:p>-</text:p>
          </table:table-cell>
          <table:table-cell table:style-name="ce12" office:value-type="string">
            <text:p>OK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OK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Buffering Time</text:p>
          </table:table-cell>
          <table:table-cell table:style-name="ce13" office:value-type="string">
            <text:p>OK</text:p>
          </table:table-cell>
          <table:table-cell table:style-name="ce17" office:value-type="string">
            <text:p>no</text:p>
          </table:table-cell>
          <table:table-cell table:style-name="ce18" office:value-type="string">
            <text:p>OK</text:p>
          </table:table-cell>
          <table:table-cell table:style-name="ce33" office:value-type="string">
            <text:p>-</text:p>
          </table:table-cell>
          <table:table-cell table:style-name="ce13" office:value-type="string">
            <text:p>OK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OK</text:p>
          </table:table-cell>
          <table:table-cell table:style-name="ce31" office:value-type="string">
            <text:p>no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Packet length</text:p>
          </table:table-cell>
          <table:table-cell table:style-name="ce14" office:value-type="string">
            <office:annotation draw:style-name="gr1" draw:text-style-name="P2" svg:width="1.139in" svg:height="0.5457in" svg:x="4.4591in" svg:y="3.2197in" draw:caption-point-x="-4.4591in" draw:caption-point-y="-3.2197in">
              <dc:creator>Mr</dc:creator>
              <dc:date>2008-06-27T00:00:00</dc:date>
              <text:p text:style-name="P1"><text:span text:style-name="T1">Works only once and not more </text:span></text:p>
              <text:p text:style-name="P2"><text:span text:style-name="T1"/></text:p>
            </office:annotation>
            <text:p>bug</text:p>
          </table:table-cell>
          <table:table-cell table:style-name="ce13" office:value-type="string">
            <text:p>OK</text:p>
          </table:table-cell>
          <table:table-cell table:style-name="ce14" office:value-type="string">
            <text:p>bug</text:p>
          </table:table-cell>
          <table:table-cell table:style-name="ce33" office:value-type="string">
            <text:p>OK</text:p>
          </table:table-cell>
          <table:table-cell table:number-columns-repeated="2" table:style-name="ce18" office:value-type="string">
            <text:p>-</text:p>
          </table:table-cell>
          <table:table-cell table:style-name="ce14" office:value-type="string">
            <text:p>bug</text:p>
          </table:table-cell>
          <table:table-cell table:style-name="ce33" office:value-type="string">
            <text:p>OK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Inactivity timeout</text:p>
          </table:table-cell>
          <table:table-cell table:style-name="ce15" office:value-type="string" table:number-columns-spanned="2" table:number-rows-spanned="1">
            <text:p>OK</text:p>
          </table:table-cell>
          <table:covered-table-cell table:style-name="ce13"/>
          <table:table-cell table:style-name="ce28" office:value-type="string" table:number-columns-spanned="2" table:number-rows-spanned="1">
            <text:p>-</text:p>
          </table:table-cell>
          <table:covered-table-cell table:style-name="ce31"/>
          <table:table-cell table:style-name="ce15" office:value-type="string" table:number-columns-spanned="2" table:number-rows-spanned="1">
            <text:p>OK</text:p>
          </table:table-cell>
          <table:covered-table-cell table:style-name="ce13"/>
          <table:table-cell table:style-name="ce28" office:value-type="string" table:number-columns-spanned="2" table:number-rows-spanned="1">
            <text:p>-</text:p>
          </table:table-cell>
          <table:covered-table-cell table:style-name="ce31"/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Disconnect by</text:p>
          </table:table-cell>
          <table:table-cell table:style-name="ce16" office:value-type="string" table:number-columns-spanned="2" table:number-rows-spanned="1">
            <text:p>no</text:p>
          </table:table-cell>
          <table:covered-table-cell table:style-name="ce17"/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28" office:value-type="string" table:number-columns-spanned="2" table:number-rows-spanned="1">
            <text:p>-</text:p>
          </table:table-cell>
          <table:covered-table-cell table:style-name="ce18"/>
          <table:table-cell table:style-name="ce18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Multihost Connection type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Multihost Retry counter</text:p>
          </table:table-cell>
          <table:table-cell table:number-columns-repeated="2" table:style-name="ce18" office:value-type="string">
            <text:p>OK</text:p>
          </table:table-cell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Multihost Retry Timeout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12"/>
          <table:table-cell table:style-name="ce42"/>
        </table:table-row>
        <table:table-row table:style-name="ro1">
          <table:table-cell/>
          <table:table-cell table:style-name="ce1" office:value-type="string">
            <text:p>Multihost IP Addr</text:p>
          </table:table-cell>
          <table:table-cell table:number-columns-repeated="2" table:style-name="ce18" office:value-type="string">
            <text:p>OK</text:p>
          </table:table-cell>
          <table:table-cell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number-columns-repeated="3" table:style-name="ce17" office:value-type="string">
            <text:p>no</text:p>
          </table:table-cell>
          <table:table-cell table:style-name="ce31" office:value-type="string">
            <text:p>no</text:p>
          </table:table-cell>
          <table:table-cell table:style-name="ce40"/>
          <table:table-cell table:style-name="ce4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>
            <text:p>Forced GPIO</text:p>
          </table:table-cell>
          <table:table-cell table:style-name="ce18" office:value-type="string">
            <text:p>OK</text:p>
          </table:table-cell>
          <table:table-cell table:style-name="ce18"/>
          <table:table-cell table:number-columns-repeated="2"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Conditional GPIO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"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9" office:value-type="string">
            <text:p>Email</text:p>
          </table:table-cell>
          <table:table-cell table:style-name="ce24" office:value-type="string">
            <text:p>Trap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1 Power Reset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1 IP Addr Chang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1 iServer access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1 Serial port disconnect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1 IP Pin Condition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1 Character in stream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Alarm2 Power Reset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2 IP Addr Chang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2 iServer access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2 Serial port disconnect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2 IP Pin Condition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2 Character in stream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Alarm3 Power Reset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3 IP Addr Chang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3 iServer access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3 Serial port disconnect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3 IP Pin Condition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3 Character in stream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Alarm4 Power Reset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4 IP Addr Chang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4 iServer access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4 Serial port disconnect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4 IP Pin Condition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4 Character in stream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Alarm5 Power Reset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5 IP Addr Chang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Alarm5 iServer access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5 Serial port disconnected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5 IP Pin Condition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larm5 Character in stream</text:p>
          </table:table-cell>
          <table:table-cell table:number-columns-repeated="2" table:style-name="ce21" office:value-type="string">
            <text:p>OK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" office:value-type="string">
            <text:p>Network Configuration</text:p>
          </table:table-cell>
          <table:table-cell table:style-name="ce22"/>
          <table:table-cell table:style-name="ce25"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style-name="ce5" office:value-type="string">
            <text:p>DHCP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Auto Discovery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Set IP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Netmask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Gateway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DNS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hostname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rotocol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22"/>
          <table:table-cell table:style-name="ce25" table:number-columns-repeated="3"/>
          <table:table-cell table:style-name="ce22"/>
          <table:table-cell table:number-columns-repeated="5"/>
        </table:table-row>
        <table:table-row table:style-name="ro2">
          <table:table-cell/>
          <table:table-cell table:style-name="ce5" office:value-type="string">
            <text:p>Autonegotiation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10 Mbps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100Mbps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>
            <text:p>half duples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Full Duplex</text:p>
          </table:table-cell>
          <table:table-cell table:style-name="ce22"/>
          <table:table-cell table:style-name="ce25" table:number-columns-repeated="3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SNM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Get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Set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Walk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IP Exclusivit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Device Query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vice Setup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ad Device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rminal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>
            <text:p>Reboot Iserver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store Default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Diagnostic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Serial Byte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CP byte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DP Byte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CMP byte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set Counter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Ping IP Address</text:p>
          </table:table-cell>
          <table:table-cell table:style-name="Default" table:number-columns-repeated="2"/>
          <table:table-cell table:number-columns-repeated="2"/>
          <table:table-cell table:style-name="ce22" office:value-type="string">
            <text:p>?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3">09/23/2008</text:date>, <text:time>17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jay Sharma</meta:initial-creator>
    <meta:creation-date>2008-06-27T08:46:26</meta:creation-date>
    <dc:creator>Ajay Sharma</dc:creator>
    <dc:date>2008-09-23T17:42:48</dc:date>
    <meta:editing-cycles>141</meta:editing-cycles>
    <meta:editing-duration>PT13H36M46S</meta:editing-duration>
    <meta:user-defined meta:name="Info 1"/>
    <meta:user-defined meta:name="Info 2"/>
    <meta:user-defined meta:name="Info 3"/>
    <meta:user-defined meta:name="Info 4"/>
    <meta:document-statistic meta:table-count="3" meta:cell-count="347"/>
  </office:meta>
</office:document-meta>
</file>